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"/>
  <manifest:file-entry manifest:media-type="image/png" manifest:full-path="Pictures/0125e4d4-8f4c-11e3-9bbd-832180375258"/>
  <manifest:file-entry manifest:media-type="image/png" manifest:full-path="Pictures/1"/>
  <manifest:file-entry manifest:media-type="image/png" manifest:full-path="Pictures/10de1a6a-8f4f-11e3-9bbd-832180375258"/>
  <manifest:file-entry manifest:media-type="image/png" manifest:full-path="Pictures/1c4e5b4e-8f4f-11e3-9bbd-832180375258"/>
  <manifest:file-entry manifest:media-type="image/png" manifest:full-path="Pictures/2"/>
  <manifest:file-entry manifest:media-type="image/png" manifest:full-path="Pictures/217270dc-8f4b-11e3-9bbd-832180375258"/>
  <manifest:file-entry manifest:media-type="image/png" manifest:full-path="Pictures/3"/>
  <manifest:file-entry manifest:media-type="image/png" manifest:full-path="Pictures/4"/>
  <manifest:file-entry manifest:media-type="image/png" manifest:full-path="Pictures/40101dd6-8f4c-11e3-9bbd-832180375258"/>
  <manifest:file-entry manifest:media-type="image/png" manifest:full-path="Pictures/5"/>
  <manifest:file-entry manifest:media-type="image/png" manifest:full-path="Pictures/6"/>
  <manifest:file-entry manifest:media-type="image/png" manifest:full-path="Pictures/7"/>
  <manifest:file-entry manifest:media-type="image/png" manifest:full-path="Pictures/bccfcd5a-8f4a-11e3-9bbd-832180375258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Traitement d'image</text:p>
        <text:p text:style-name="Normal">Rapport tp3</text:p>
        <text:p text:style-name="Normal"/>
        <text:p text:style-name="Normal">exercice 1</text:p>
        <text:p text:style-name="Normal"><draw:frame text:anchor-type="as-char" draw:z-index="0" draw:style-name="graphic1" svg:width="2.0938in" svg:height="1.5854in"><draw:image xlink:href="Pictures/0" xlink:type="simple" xlink:show="embed" xlink:actuate="onLoad"/></draw:frame></text:p>
        <text:p text:style-name="Normal">Black.pgm</text:p>
        <text:p text:style-name="Normal"><draw:frame text:anchor-type="as-char" draw:z-index="0" draw:style-name="graphic1" svg:width="4.0042in" svg:height="2.8681in"><draw:image xlink:href="Pictures/1" xlink:type="simple" xlink:show="embed" xlink:actuate="onLoad"/></draw:frame></text:p>
        <text:p text:style-name="Normal">Histo Black.pgm</text:p>
        <text:p text:style-name="Normal"><draw:frame text:anchor-type="as-char" draw:z-index="0" draw:style-name="graphic1" svg:width="2.0257in" svg:height="1.9889in"><draw:image xlink:href="Pictures/2" xlink:type="simple" xlink:show="embed" xlink:actuate="onLoad"/></draw:frame></text:p>
        <text:p text:style-name="Normal">Black’.pgm</text:p>
        <text:p text:style-name="Normal"><draw:frame text:anchor-type="as-char" draw:z-index="0" draw:style-name="graphic1" svg:width="3.8000in" svg:height="3.0882in"><draw:image xlink:href="Pictures/3" xlink:type="simple" xlink:show="embed" xlink:actuate="onLoad"/></draw:frame></text:p>
        <text:p text:style-name="Normal">Histo Black’.pgm</text:p>
        <text:p text:style-name="Normal"/>
        <text:p text:style-name="Normal">alfa=0 beta=31</text:p>
        <text:p text:style-name="Normal"/>
        <text:p text:style-name="Normal"/>
        <text:p text:style-name="Normal"><draw:frame text:anchor-type="as-char" draw:z-index="0" draw:style-name="graphic1" svg:width="2.9833in" svg:height="2.5646in"><draw:image xlink:href="Pictures/4" xlink:type="simple" xlink:show="embed" xlink:actuate="onLoad"/></draw:frame></text:p>
        <text:p text:style-name="Normal">Black.ppm</text:p>
        <text:p text:style-name="Normal"><draw:frame text:anchor-type="as-char" draw:z-index="0" draw:style-name="graphic1" svg:width="3.5903in" svg:height="2.7951in"><draw:image xlink:href="Pictures/5" xlink:type="simple" xlink:show="embed" xlink:actuate="onLoad"/></draw:frame></text:p>
        <text:p text:style-name="Normal">Histo Black.ppm</text:p>
        <text:p text:style-name="Normal"><draw:frame text:anchor-type="as-char" draw:z-index="0" draw:style-name="graphic1" svg:width="3.0722in" svg:height="2.4965in"><draw:image xlink:href="Pictures/6" xlink:type="simple" xlink:show="embed" xlink:actuate="onLoad"/></draw:frame></text:p>
        <text:p text:style-name="Normal">Black’.ppm</text:p>
        <text:p text:style-name="Normal"><draw:frame text:anchor-type="as-char" draw:z-index="0" draw:style-name="graphic1" svg:width="6.6896in" svg:height="3.7528in"><draw:image xlink:href="Pictures/7" xlink:type="simple" xlink:show="embed" xlink:actuate="onLoad"/></draw:frame></text:p>
        <text:p text:style-name="Normal">Histo Black’.ppm</text:p>
        <text:p text:style-name="Normal"/>
        <text:p text:style-name="Normal">alfaR = 0, alfaG =0, alfaB = 0</text:p>
        <text:p text:style-name="Normal">betaR = 31, betaG = 31, betaB = 31</text:p>
        <text:p text:style-name="Normal"/>
        <text:p text:style-name="Normal">exercice 2</text:p>
        <text:p text:style-name="Normal"><draw:frame text:anchor-type="as-char" draw:z-index="0" draw:style-name="graphic1" svg:width="2.6694in" svg:height="2.6694in"><draw:image xlink:href="Pictures/bccfcd5a-8f4a-11e3-9bbd-832180375258" xlink:type="simple" xlink:show="embed" xlink:actuate="onLoad"/></draw:frame></text:p>
        <text:p text:style-name="Normal">image origine</text:p>
        <text:p text:style-name="Normal"><draw:frame text:anchor-type="as-char" draw:z-index="0" draw:style-name="graphic1" svg:width="6.6896in" svg:height="3.9778in"><draw:image xlink:href="Pictures/217270dc-8f4b-11e3-9bbd-832180375258" xlink:type="simple" xlink:show="embed" xlink:actuate="onLoad"/></draw:frame></text:p>
        <text:p text:style-name="Normal">histo image origine</text:p>
        <text:p text:style-name="Normal"><draw:frame text:anchor-type="as-char" draw:z-index="0" draw:style-name="graphic1" svg:width="2.67in" svg:height="2.67in"><draw:image xlink:href="Pictures/0125e4d4-8f4c-11e3-9bbd-832180375258" xlink:type="simple" xlink:show="embed" xlink:actuate="onLoad"/></draw:frame></text:p>
        <text:p text:style-name="Normal">image seuillé</text:p>
        <text:p text:style-name="Normal"><draw:frame text:anchor-type="as-char" draw:z-index="0" draw:style-name="graphic1" svg:width="6.6896in" svg:height="3.9937in"><draw:image xlink:href="Pictures/40101dd6-8f4c-11e3-9bbd-832180375258" xlink:type="simple" xlink:show="embed" xlink:actuate="onLoad"/></draw:frame></text:p>
        <text:p text:style-name="Normal">histo image seuillé</text:p>
        <text:p text:style-name="Normal"><draw:frame text:anchor-type="as-char" draw:z-index="0" draw:style-name="graphic1" svg:width="2.67in" svg:height="2.67in"><draw:image xlink:href="Pictures/10de1a6a-8f4f-11e3-9bbd-832180375258" xlink:type="simple" xlink:show="embed" xlink:actuate="onLoad"/></draw:frame></text:p>
        <text:p text:style-name="Normal">image final</text:p>
        <text:p text:style-name="Normal"><draw:frame text:anchor-type="as-char" draw:z-index="0" draw:style-name="graphic1" svg:width="6.6896in" svg:height="3.7368in"><draw:image xlink:href="Pictures/1c4e5b4e-8f4f-11e3-9bbd-832180375258" xlink:type="simple" xlink:show="embed" xlink:actuate="onLoad"/></draw:frame></text:p>
        <text:p text:style-name="Normal">histo image final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mmohamedelha </meta:initial-creator>
    <dc:creator>mmohamedelha </dc:creator>
    <meta:creation-date>2014-02-06T15:00:57.832446086</meta:creation-date>
    <dc:date>2014-02-06T15:02:23.856538887</dc:date>
  </office:meta>
</office:document-meta>
</file>